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0cad0" loext:opacity="100%" style:font-name="Droid Sans Mono" fo:font-size="10.5pt" fo:font-weight="normal" fo:background-color="#012841"/>
    </style:style>
    <style:style style:name="P2" style:family="paragraph" style:parent-style-name="Standard">
      <style:paragraph-properties style:line-height-at-least="0.198in"/>
      <style:text-properties fo:color="#aab7c0" loext:opacity="100%" style:font-name="Droid Sans Mono" fo:font-size="10.5pt" fo:font-weight="normal" fo:background-color="#012841"/>
    </style:style>
    <style:style style:name="P3" style:family="paragraph" style:parent-style-name="Standard">
      <style:paragraph-properties style:line-height-at-least="0.198in"/>
      <style:text-properties fo:color="#aab7c0" loext:opacity="100%" style:font-name="Droid Sans Mono" fo:font-size="10.5pt" fo:font-weight="normal" officeooo:paragraph-rsid="0012b419" fo:background-color="#012841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style:line-height-at-least="0.198in"/>
      <style:text-properties officeooo:paragraph-rsid="0012b419"/>
    </style:style>
    <style:style style:name="P6" style:family="paragraph" style:parent-style-name="Standard">
      <style:paragraph-properties style:line-height-at-least="0.198in" fo:break-before="page"/>
    </style:style>
    <style:style style:name="T1" style:family="text">
      <style:text-properties fo:color="#d1aaf8" loext:opacity="100%"/>
    </style:style>
    <style:style style:name="T2" style:family="text">
      <style:text-properties fo:color="#d1aaf8" loext:opacity="100%" style:font-name="Droid Sans Mono" fo:font-size="10.5pt" fo:font-weight="normal" fo:background-color="#012841" loext:char-shading-value="0"/>
    </style:style>
    <style:style style:name="T3" style:family="text">
      <style:text-properties fo:color="#c0cad0" loext:opacity="100%" style:font-name="Droid Sans Mono" fo:font-size="10.5pt" fo:font-weight="normal" fo:background-color="#012841" loext:char-shading-value="0"/>
    </style:style>
    <style:style style:name="T4" style:family="text">
      <style:text-properties fo:color="#c0cad0" loext:opacity="100%" style:font-name="Droid Sans Mono" fo:font-size="10.5pt" fo:font-weight="normal" officeooo:rsid="0012b419" fo:background-color="#012841" loext:char-shading-value="0"/>
    </style:style>
    <style:style style:name="T5" style:family="text">
      <style:text-properties fo:color="#b3fbff" loext:opacity="100%"/>
    </style:style>
    <style:style style:name="T6" style:family="text">
      <style:text-properties fo:color="#b3fbff" loext:opacity="100%" style:font-name="Droid Sans Mono" fo:font-size="10.5pt" fo:font-weight="normal" fo:background-color="#012841" loext:char-shading-value="0"/>
    </style:style>
    <style:style style:name="T7" style:family="text">
      <style:text-properties fo:color="#77d8f8" loext:opacity="100%"/>
    </style:style>
    <style:style style:name="T8" style:family="text">
      <style:text-properties fo:color="#77d8f8" loext:opacity="100%" style:font-name="Droid Sans Mono" fo:font-size="10.5pt" fo:font-weight="normal" fo:background-color="#012841" loext:char-shading-value="0"/>
    </style:style>
    <style:style style:name="T9" style:family="text">
      <style:text-properties fo:color="#86f9d2" loext:opacity="100%"/>
    </style:style>
    <style:style style:name="T10" style:family="text">
      <style:text-properties fo:color="#e5e9ec" loext:opacity="100%"/>
    </style:style>
    <style:style style:name="T11" style:family="text">
      <style:text-properties fo:color="#7ece98" loext:opacity="100%"/>
    </style:style>
    <style:style style:name="T12" style:family="text">
      <style:text-properties fo:color="#7ece98" loext:opacity="100%" style:font-name="Droid Sans Mono" fo:font-size="10.5pt" fo:font-weight="normal" fo:background-color="#012841" loext:char-shading-value="0"/>
    </style:style>
    <style:style style:name="T13" style:family="text">
      <style:text-properties fo:color="#aab7c0" loext:opacity="100%"/>
    </style:style>
    <style:style style:name="T14" style:family="text">
      <style:text-properties fo:color="#aab7c0" loext:opacity="100%" style:font-name="Droid Sans Mono" fo:font-size="10.5pt" fo:font-weight="normal" fo:background-color="#012841" loext:char-shading-value="0"/>
    </style:style>
    <style:style style:name="T15" style:family="text">
      <style:text-properties fo:color="#aab7c0" loext:opacity="100%" style:font-name="Droid Sans Mono" fo:font-size="10.5pt" fo:font-weight="normal" officeooo:rsid="0012b419" fo:background-color="#012841" loext:char-shading-value="0"/>
    </style:style>
    <style:style style:name="T16" style:family="text">
      <style:text-properties officeooo:rsid="0012b4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6"># The class that handles the graph implementation.</text:span></text:p>
      <text:p text:style-name="P4"><text:span text:style-name="T2">class</text:span><text:span text:style-name="T3"> </text:span><text:span text:style-name="T8">Graph</text:span><text:span text:style-name="T3">:</text:span></text:p>
      <text:p text:style-name="P5"><text:span text:style-name="T3"><text:tab/></text:span></text:p>
      <text:p text:style-name="P5"><text:span text:style-name="T4"><text:tab/></text:span><text:span text:style-name="T15"># The graph constructor.</text:span></text:p>
      <text:p text:style-name="P1"><text:span text:style-name="T1"><text:tab/>def</text:span> <text:span text:style-name="T9">__init__</text:span>(<text:span text:style-name="T5">self</text:span>, <text:span text:style-name="T10">verticesCount</text:span> : <text:span text:style-name="T7">int</text:span>)</text:p>
      <text:p text:style-name="P4"/>
      <text:p text:style-name="P2"><text:tab/>"""</text:p>
      <text:p text:style-name="P2"><text:tab/>:returns The number of vertices of the graph.</text:p>
      <text:p text:style-name="P2"><text:tab/>"""</text:p>
      <text:p text:style-name="P1"><text:span text:style-name="T1"><text:tab/>def</text:span> <text:span text:style-name="T11">get_vertices_count</text:span>(<text:span text:style-name="T5">self</text:span>) -&gt; <text:span text:style-name="T7">int</text:span></text:p>
      <text:p text:style-name="P4"/>
      <text:p text:style-name="P2"><text:tab/>"""</text:p>
      <text:p text:style-name="P2"><text:tab/>:returns The number of edges of the graph.</text:p>
      <text:p text:style-name="P2"><text:tab/>"""</text:p>
      <text:p text:style-name="P1"><text:span text:style-name="T1"><text:tab/>def</text:span> <text:span text:style-name="T11">get_edge_count</text:span>(<text:span text:style-name="T5">self</text:span>) -&gt; <text:span text:style-name="T7">int</text:span></text:p>
      <text:p text:style-name="P4"/>
      <text:p text:style-name="P2"><text:tab/>"""</text:p>
      <text:p text:style-name="P2"><text:tab/>:returns The list of vertices of the graph.</text:p>
      <text:p text:style-name="P2"><text:tab/>"""</text:p>
      <text:p text:style-name="P1"><text:span text:style-name="T1"><text:tab/>def</text:span> <text:span text:style-name="T11">parse_vertices</text:span>(<text:span text:style-name="T5">self</text:span>) -&gt; <text:span text:style-name="T7">list</text:span></text:p>
      <text:p text:style-name="P4"/>
      <text:p text:style-name="P2"><text:tab/>"""</text:p>
      <text:p text:style-name="P2"><text:tab/>:vertex The vertex for which to get the neighbours.</text:p>
      <text:p text:style-name="P2"><text:tab/><text:tab/>:precondition: Must be a vertex of the graph.</text:p>
      <text:p text:style-name="P2"><text:tab/>:returns The inbound neighbours of that vertex.</text:p>
      <text:p text:style-name="P2"><text:tab/>"""</text:p>
      <text:p text:style-name="P1"><text:span text:style-name="T1"><text:tab/>def</text:span> <text:span text:style-name="T11">parse_inbound_neighbours</text:span>(<text:span text:style-name="T5">self</text:span>, <text:span text:style-name="T10">vertex</text:span> : <text:span text:style-name="T7">int</text:span>) -&gt; <text:span text:style-name="T7">list</text:span></text:p>
      <text:p text:style-name="P4"/>
      <text:p text:style-name="P2"><text:tab/>"""</text:p>
      <text:p text:style-name="P2"><text:tab/>:vertex The vertex for which to get the neighbours.</text:p>
      <text:p text:style-name="P2"><text:tab/>:precondition: Must be a vertex of the graph.</text:p>
      <text:p text:style-name="P2"><text:tab/>:returns The outbound neighbours of that vertex.</text:p>
      <text:p text:style-name="P2"><text:tab/>"""</text:p>
      <text:p text:style-name="P1"><text:span text:style-name="T1"><text:tab/>def</text:span> <text:span text:style-name="T11">parse_outbound_neighbours</text:span>(<text:span text:style-name="T5">self</text:span>, <text:span text:style-name="T10">vertex</text:span> : <text:span text:style-name="T7">int</text:span>) -&gt; <text:span text:style-name="T7">list</text:span></text:p>
      <text:p text:style-name="P4"/>
      <text:p text:style-name="P2"><text:tab/>"""</text:p>
      <text:p text:style-name="P2"><text:tab/>:vertex The vertex for which to get the edges.</text:p>
      <text:p text:style-name="P2"><text:tab/>:precondition: Must be a vertex of the graph.</text:p>
      <text:p text:style-name="P2"><text:tab/>:returns The inbound edges of that vertex.</text:p>
      <text:p text:style-name="P2"><text:tab/>"""</text:p>
      <text:p text:style-name="P1"><text:span text:style-name="T1"><text:tab/>def</text:span> <text:span text:style-name="T11">parse_inbound_edges</text:span>(<text:span text:style-name="T5">self</text:span>, <text:span text:style-name="T10">vertex</text:span> : <text:span text:style-name="T7">int</text:span>) -&gt; <text:span text:style-name="T7">list</text:span></text:p>
      <text:p text:style-name="P4"/>
      <text:p text:style-name="P2"><text:tab/>"""</text:p>
      <text:p text:style-name="P2"><text:tab/>:vertex The vertex for which to get the edges.</text:p>
      <text:p text:style-name="P2"><text:tab/>:precondition: Must be a vertex of the graph.</text:p>
      <text:p text:style-name="P2"><text:tab/>:returns The outbound edges of that vertex.</text:p>
      <text:p text:style-name="P2"><text:tab/>"""</text:p>
      <text:p text:style-name="P1"><text:span text:style-name="T1"><text:tab/>def</text:span> <text:span text:style-name="T11">parse_outbound_edges</text:span>(<text:span text:style-name="T5">self</text:span>, <text:span text:style-name="T10">vertex</text:span> : <text:span text:style-name="T7">int</text:span>) -&gt; <text:span text:style-name="T7">list</text:span></text:p>
      <text:p text:style-name="P4"/>
      <text:p text:style-name="P6"><text:span text:style-name="T14"><text:tab/>"""</text:span></text:p>
      <text:p text:style-name="P2"><text:tab/>:vertex The vertex for which to get the degree.</text:p>
      <text:p text:style-name="P2"><text:tab/><text:tab/>:precondition: Must be a vertex of the graph.</text:p>
      <text:p text:style-name="P2"><text:tab/>:returns The in degree of that vertex.</text:p>
      <text:p text:style-name="P2"><text:tab/>"""</text:p>
      <text:p text:style-name="P1"><text:span text:style-name="T1"><text:tab/>def</text:span> <text:span text:style-name="T11">in_degree</text:span>(<text:span text:style-name="T5">self</text:span>, <text:span text:style-name="T10">vertex</text:span> : <text:span text:style-name="T7">int</text:span>) -&gt; <text:span text:style-name="T7">int</text:span></text:p>
      <text:p text:style-name="P4"/>
      <text:p text:style-name="P2"><text:tab/>"""</text:p>
      <text:p text:style-name="P2"><text:tab/>:vertex The vertex for which to get the degree.</text:p>
      <text:p text:style-name="P2"><text:tab/>:precondition: Must be a vertex of the graph.</text:p>
      <text:p text:style-name="P2"><text:tab/>:returns The out degree of that vertex.</text:p>
      <text:p text:style-name="P2"><text:tab/>"""</text:p>
      <text:p text:style-name="P1"><text:span text:style-name="T1"><text:tab/>def</text:span> <text:span text:style-name="T11">out_degree</text:span>(<text:span text:style-name="T5">self</text:span>, <text:span text:style-name="T10">vertex</text:span> : <text:span text:style-name="T7">int</text:span>) -&gt; <text:span text:style-name="T7">int</text:span></text:p>
      <text:p text:style-name="P4"/>
      <text:p text:style-name="P2"><text:tab/>"""</text:p>
      <text:p text:style-name="P2"><text:tab/>Adds the specified vertex to the graph.</text:p>
      <text:p text:style-name="P2"><text:tab/>:vertex The vertex that needs adding.</text:p>
      <text:p text:style-name="P2"><text:tab/>"""</text:p>
      <text:p text:style-name="P1"><text:span text:style-name="T1"><text:tab/>def</text:span> <text:span text:style-name="T11">add_vertex</text:span>(<text:span text:style-name="T5">self</text:span>, <text:span text:style-name="T10">vertex</text:span> : <text:span text:style-name="T7">int</text:span>)</text:p>
      <text:p text:style-name="P4"/>
      <text:p text:style-name="P2"><text:tab/>"""</text:p>
      <text:p text:style-name="P2"><text:tab/>Removes the specified vertex from the graph.</text:p>
      <text:p text:style-name="P3"><text:tab/>:vertex The vertex that needs removing.</text:p>
      <text:p text:style-name="P2"><text:tab/><text:tab/>:precondition: Must be a vertex of the graph.</text:p>
      <text:p text:style-name="P2"><text:tab/>"""</text:p>
      <text:p text:style-name="P1"><text:span text:style-name="T1"><text:tab/>def</text:span> <text:span text:style-name="T11">remove_vertex</text:span>(<text:span text:style-name="T5">self</text:span>, <text:span text:style-name="T10">vertex</text:span> : <text:span text:style-name="T7">int</text:span>) -&gt; <text:span text:style-name="T7">int</text:span></text:p>
      <text:p text:style-name="P4"/>
      <text:p text:style-name="P2"><text:tab/>"""</text:p>
      <text:p text:style-name="P2"><text:tab/>Adds the specified edge with the specified cost to the graph.</text:p>
      <text:p text:style-name="P2"><text:tab/>:source The source of the edge.</text:p>
      <text:p text:style-name="P2"><text:tab/><text:tab/>:precondition: Must be a vertex of the graph.</text:p>
      <text:p text:style-name="P2"><text:tab/>:target The target of the edge.</text:p>
      <text:p text:style-name="P2"><text:tab/><text:tab/>:precondition: Must be a vertex of the graph.</text:p>
      <text:p text:style-name="P2"><text:tab/>:cost The cost of the edge.</text:p>
      <text:p text:style-name="P2"><text:tab/>"""</text:p>
      <text:p text:style-name="P1"><text:span text:style-name="T1"><text:tab/>def</text:span> <text:span text:style-name="T11">add_edge</text:span>(<text:span text:style-name="T5">self</text:span>, <text:span text:style-name="T10">source</text:span> : <text:span text:style-name="T7">int</text:span>, <text:span text:style-name="T10">target</text:span> : <text:span text:style-name="T7">int</text:span>, <text:span text:style-name="T10">cost</text:span> : <text:span text:style-name="T7">int</text:span>)</text:p>
      <text:p text:style-name="P4"/>
      <text:p text:style-name="P2"><text:tab/>"""</text:p>
      <text:p text:style-name="P2"><text:tab/>Removes the specified edge from the graph.</text:p>
      <text:p text:style-name="P2"><text:tab/>:source The source of the edge.</text:p>
      <text:p text:style-name="P2"><text:tab/><text:tab/>:precondition: Must be a vertex of the graph.</text:p>
      <text:p text:style-name="P2"><text:tab/>:target The target of the edge.</text:p>
      <text:p text:style-name="P2"><text:tab/><text:tab/>:precondition: Must be a vertex of the graph.</text:p>
      <text:p text:style-name="P2"><text:tab/>"""</text:p>
      <text:p text:style-name="P1"><text:span text:style-name="T1"><text:tab/>def</text:span> <text:span text:style-name="T11">remove_edge</text:span>(<text:span text:style-name="T5">self</text:span>, <text:span text:style-name="T10">source</text:span> : <text:span text:style-name="T7">int</text:span>, <text:span text:style-name="T10">target</text:span> : <text:span text:style-name="T7">int</text:span>)</text:p>
      <text:p text:style-name="P4"/>
      <text:p text:style-name="P6"><text:span text:style-name="T14"><text:tab/>"""</text:span></text:p>
      <text:p text:style-name="P2"><text:tab/>Checks if there is an edge between the source and the target.</text:p>
      <text:p text:style-name="P2"><text:tab/>:source The source of the possible edge.</text:p>
      <text:p text:style-name="P2"><text:tab/><text:tab/>:precondition: Must be a vertex of the graph.</text:p>
      <text:p text:style-name="P2"><text:tab/>:target The target of the possible edge.</text:p>
      <text:p text:style-name="P2"><text:tab/><text:tab/>:precondition: Must be a vertex of the graph.</text:p>
      <text:p text:style-name="P2"><text:tab/>:returns True if there is an edge, false otherwise.</text:p>
      <text:p text:style-name="P2"><text:tab/>"""</text:p>
      <text:p text:style-name="P1"><text:span text:style-name="T1"><text:tab/>def</text:span> <text:span text:style-name="T11">is_edge</text:span>(<text:span text:style-name="T5">self</text:span>, <text:span text:style-name="T10">source</text:span> : <text:span text:style-name="T7">int</text:span>, <text:span text:style-name="T10">target</text:span> : <text:span text:style-name="T7">int</text:span>) -&gt; <text:span text:style-name="T7">bool</text:span></text:p>
      <text:p text:style-name="P4"/>
      <text:p text:style-name="P2"><text:tab/>"""</text:p>
      <text:p text:style-name="P2"><text:tab/>Checks if the vertex exists.</text:p>
      <text:p text:style-name="P2"><text:tab/>:vertex The possible vertex.</text:p>
      <text:p text:style-name="P2"><text:tab/>:returns True if the vertex exists, false otherwise.</text:p>
      <text:p text:style-name="P1"><text:span text:style-name="T13"><text:tab/>"""</text:span> </text:p>
      <text:p text:style-name="P1"><text:span text:style-name="T1"><text:tab/>def</text:span> <text:span text:style-name="T11">is_vertex</text:span>(<text:span text:style-name="T5">self</text:span>, <text:span text:style-name="T10">vertex</text:span> : <text:span text:style-name="T7">int</text:span>) -&gt; <text:span text:style-name="T7">bool</text:span></text:p>
      <text:p text:style-name="P4"/>
      <text:p text:style-name="P2"><text:tab/>"""</text:p>
      <text:p text:style-name="P2"><text:tab/>Sets the cost of the specified edge.</text:p>
      <text:p text:style-name="P2"><text:tab/>:source The source of the possible edge.</text:p>
      <text:p text:style-name="P2"><text:tab/><text:tab/>:precondition: Must be a vertex of the graph.</text:p>
      <text:p text:style-name="P2"><text:tab/>:target The target of the possible edge.</text:p>
      <text:p text:style-name="P2"><text:tab/><text:tab/>:precondition: Must be a vertex of the graph.</text:p>
      <text:p text:style-name="P2"><text:tab/>:cost The new cost of the possible edge.</text:p>
      <text:p text:style-name="P1"><text:span text:style-name="T13"><text:tab/>"""</text:span> </text:p>
      <text:p text:style-name="P1"><text:span text:style-name="T1"><text:tab/>def</text:span> <text:span text:style-name="T11">set_cost</text:span>(<text:span text:style-name="T5">self</text:span>, <text:span text:style-name="T10">source</text:span> : <text:span text:style-name="T7">int</text:span>, <text:span text:style-name="T10">target</text:span> : <text:span text:style-name="T7">int</text:span>, <text:span text:style-name="T10">cost</text:span> : <text:span text:style-name="T7">int</text:span>)</text:p>
      <text:p text:style-name="P4"/>
      <text:p text:style-name="P2"><text:tab/>"""</text:p>
      <text:p text:style-name="P2"><text:tab/>Gets the cost of the specified edge.</text:p>
      <text:p text:style-name="P2"><text:tab/>:source The source of the possible edge.</text:p>
      <text:p text:style-name="P2"><text:tab/><text:tab/>:precondition: Must be a vertex of the graph.</text:p>
      <text:p text:style-name="P2"><text:tab/>:target The target of the possible edge.</text:p>
      <text:p text:style-name="P2"><text:tab/><text:tab/>:precondition: Must be a vertex of the graph.</text:p>
      <text:p text:style-name="P2"><text:tab/>:returns The cost of the possible edge.</text:p>
      <text:p text:style-name="P1"><text:span text:style-name="T13"><text:tab/>"""</text:span> </text:p>
      <text:p text:style-name="P1"><text:span text:style-name="T1"><text:tab/>def</text:span> <text:span text:style-name="T11">get_cost</text:span>(<text:span text:style-name="T5">self</text:span>, <text:span text:style-name="T10">source</text:span> : <text:span text:style-name="T7">int</text:span>, <text:span text:style-name="T10">target</text:span> : <text:span text:style-name="T7">int</text:span>) -&gt; <text:span text:style-name="T7">int</text:span></text:p>
      <text:p text:style-name="P4"/>
      <text:p text:style-name="P2"><text:tab/>"""</text:p>
      <text:p text:style-name="P2"><text:tab/>:returns a deep copy of the graph.</text:p>
      <text:p text:style-name="P2"><text:tab/>"""</text:p>
      <text:p text:style-name="P4"><text:span text:style-name="T2"><text:tab/>def</text:span><text:span text:style-name="T3"> </text:span><text:span text:style-name="T12">copy_graph</text:span><text:span text:style-name="T3">(</text:span><text:span text:style-name="T6">self</text:span><text:span text:style-name="T3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12841" style:writing-mode="lr-tb" draw:fill="solid" draw:fill-color="#012841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12841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9:25:00.186458362</meta:creation-date>
    <dc:date>2023-03-31T09:35:35.980460288</dc:date>
    <meta:editing-duration>PT10M36S</meta:editing-duration>
    <meta:editing-cycles>1</meta:editing-cycles>
    <meta:document-statistic meta:table-count="0" meta:image-count="0" meta:object-count="0" meta:page-count="3" meta:paragraph-count="118" meta:word-count="626" meta:character-count="3668" meta:non-whitespace-character-count="3027"/>
    <meta:generator>LibreOffice/7.4.6.2$Linux_X86_64 LibreOffice_project/40$Build-2</meta:generator>
  </office:meta>
</office:document-meta>
</file>